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ystal Cavers dream- several people wind up with jewls have to use the jewls as clues to the caverns-- to enter them find the next cavern at end very beautiful place</text:p>
      <text:p text:style-name="Standard"/>
      <text:p text:style-name="Standard">Princess Dream</text:p>
      <text:p text:style-name="Standard"/>
      <text:p text:style-name="Standard">Princess has to go undercover so she isn't killed or kidnapped</text:p>
      <text:p text:style-name="Standard"/>
      <text:p text:style-name="Standard">No one suspects that she would go undercover because they don't really know her.</text:p>
      <text:p text:style-name="Standard"/>
      <text:p text:style-name="Standard">There was suppose to be a small guard sent before her to protect her when they got to the small island but when they arrived the guards were not there and they never showed up.</text:p>
      <text:p text:style-name="Standard"/>
      <text:p text:style-name="Standard">She is going undercover because she is bethrothed to a prince from another kingdom. <text:s/>No one wants them to get married because that would combine the two kingdom and that makes some people mad.</text:p>
      <text:p text:style-name="Standard"/>
      <text:p text:style-name="Standard">The reason people are trying so hard to kidnap her and/or kill the prince is because she is an elf and he is human. <text:s/>When they when born their parents decided to bethro them so they could unite the two kingdoms/races. <text:s/>The bad guy doesn't like humans. <text:s/>He wants to marry the princess, become king, and make all humans his slaves?</text:p>
      <text:p text:style-name="Standard"/>
      <text:p text:style-name="Standard">She does not want to marry the prince. <text:s/>She wants to get married for love but she feels that she must do what is right for her kingdom.</text:p>
      <text:p text:style-name="Standard"/>
      <text:p text:style-name="Standard">When she goes undercover her sesrvants really worry about her but they follow her lead very well.</text:p>
      <text:p text:style-name="Standard"/>
      <text:p text:style-name="Standard">The first attackers suspect nothing when they are jest how much they hate putting up with such a royal brat and how if she was really there they would gladly give her up just to get rid of her.</text:p>
      <text:p text:style-name="Standard"/>
      <text:p text:style-name="Standard"/>
      <text:p text:style-name="Standard">Another ship comes in looking for refuge.</text:p>
      <text:p text:style-name="Standard"/>
      <text:p text:style-name="Standard">This ship is from the land that her bethored is from. <text:s/>No one suspects but the prince is there also undercover because his life has also been threatened.</text:p>
      <text:p text:style-name="Standard"/>
      <text:p text:style-name="Standard">The prince does not know who she is but falls in love with her..</text:p>
      <text:p text:style-name="Standard"/>
      <text:p text:style-name="Standard">Througha series of events they spend time with one another and the princess begins to fall in love with the undercover prince.</text:p>
      <text:p text:style-name="Standard"/>
      <text:p text:style-name="Standard">The problem is a royalty? Guy who wants to marry her so that he can become king and rule the kingdom. <text:s/>Of corse he dosen't win, but dose he loose?</text:p>
      <text:p text:style-name="Standard"/>
      <text:p text:style-name="Standard">Even though she loves the 'undercover prince'' she dosen't tell him because she wants to do what is right for her kingdom and marry her bethroded.</text:p>
      <text:p text:style-name="Standard"/>
      <text:p text:style-name="Standard">As the get married she walks down the isle looking at the floor telling herself it will be all right. <text:s/>As she gets to the end turns, she lifts the veil and her eyes and their eyes meet and they are happ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ames for Charaters</text:p>
      <text:p text:style-name="P1"/>
      <text:p text:style-name="P2">Adelei (aka Arabella) -main charater;elven princess; Now instead of bright blue twinkling eyes of an elf, golden brown ones stared back at them. <text:s/>Her face was smatered with freckles and not quite as fair as it usually was. <text:s/>Round human like ears replaced her normal pointed elf ears and her long silky brown hair was replaced with a shinny blonde.(pg. 4)</text:p>
      <text:p text:style-name="P2"/>
      <text:p text:style-name="P2"><text:tab/>Her Servants</text:p>
      <text:p text:style-name="P2"><text:tab/>Juliana- name means youth; she is the youngest maid; human; silly; lost her parents <text:tab/><text:tab/><text:tab/>when she was young; green eyes (pg. 11)</text:p>
      <text:p text:style-name="P2"><text:s/><text:tab/>Jocelyn-name means cheerful; human; about the same size as Adelei; <text:s/>also lost her <text:tab/><text:tab/><text:tab/>parents when she was young</text:p>
      <text:p text:style-name="P2"><text:tab/>Constance-name means constant,steadfast; elf, oldest maid wise, quite;smooth face</text:p>
      <text:p text:style-name="P2"><text:tab/>Emeline; name means rival; elf; working for bad guy; more distant than other maids</text:p>
      <text:p text:style-name="P2"><text:tab/>Stewart- name means steward charged with care of castle and state affiars; he is her <text:tab/> <text:s/><text:tab/><text:tab/>'butler/doorman' but is really her body guard; grounds keeper; strong hands</text:p>
      <text:p text:style-name="P2"/>
      <text:p text:style-name="P2"/>
      <text:p text:style-name="P2">Pirates</text:p>
      <text:p text:style-name="P2"/>
      <text:p text:style-name="P2"/>
      <text:p text:style-name="P2">Captin Nathaniel Smythe- lead pirate;once a week bath; born leader; extermly charming ; tall; <text:tab/>well dressed; unpatriotic; loves the sea; sauve; deep voice</text:p>
      <text:p text:style-name="P2">Rose- only female pirate on board;</text:p>
      <text:p text:style-name="P2">George</text:p>
      <text:p text:style-name="P2">Johnny</text:p>
      <text:p text:style-name="P2"/>
      <text:p text:style-name="P2"/>
      <text:p text:style-name="P2"/>
      <text:p text:style-name="P2">Princ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22T11:35:18</meta:creation-date>
    <dc:date>2007-03-28T20:08:03</dc:date>
    <dc:language>en-US</dc:language>
    <meta:editing-cycles>4</meta:editing-cycles>
    <meta:editing-duration>PT17H36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638" meta:character-count="3494"/>
  </office:meta>
</office:document-meta>
</file>